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92cm" fo:margin-left="0cm" fo:margin-right="0.009cm" table:align="margins"/>
    </style:style>
    <style:style style:name="Tabelle1.A" style:family="table-column">
      <style:table-column-properties style:column-width="5.101cm" style:rel-column-width="18581*"/>
    </style:style>
    <style:style style:name="Tabelle1.B" style:family="table-column">
      <style:table-column-properties style:column-width="3.239cm" style:rel-column-width="11796*"/>
    </style:style>
    <style:style style:name="Tabelle1.C" style:family="table-column">
      <style:table-column-properties style:column-width="9.652cm" style:rel-column-width="351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992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5.13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3" style:list-style-name=""/>
    <style:style style:name="P5" style:family="paragraph" style:parent-style-name="Heading_20_3">
      <style:paragraph-properties fo:break-before="pag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>
        <style:tab-stops>
          <style:tab-stop style:position="-1.399cm"/>
          <style:tab-stop style:position="-0.017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T1" style:family="text">
      <style:text-properties style:font-name-asian="Tahoma"/>
    </style:style>
    <style:style style:name="T2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11.50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hnittstellenbeschreibung</text:h>
      <text:h text:style-name="Heading_20_2" text:outline-level="2">Übersich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Anwendungsfallschritt</text:p>
            </table:table-cell>
            <table:table-cell table:style-name="Tabelle1.A1" office:value-type="string">
              <text:p text:style-name="P1">Aktivität</text:p>
            </table:table-cell>
            <table:table-cell table:style-name="Tabelle1.C1" office:value-type="string">
              <text:p text:style-name="P1">Involvierte Schnittstellenelemente / Screenshots</text:p>
            </table:table-cell>
          </table:table-row>
        </table:table-header-rows>
        <table:table-row>
          <table:table-cell table:style-name="Tabelle1.A2" table:number-rows-spanned="2" office:value-type="string">
            <text:p text:style-name="Standard">Mashup<text:span text:style-name="T1"> </text:span>Benutzer<text:span text:style-name="T1"> benutzt </text:span>Mashup</text:p>
          </table:table-cell>
          <table:table-cell table:style-name="Tabelle1.A2" office:value-type="string">
            <text:p text:style-name="Standard">Mashup-Namen anzeigen/auswählen</text:p>
          </table:table-cell>
          <table:table-cell table:style-name="Tabelle1.C2" office:value-type="string">
            <text:p text:style-name="Standard">Dialog Mashup anzeigen/auswählen / Screenshot 1</text:p>
          </table:table-cell>
        </table:table-row>
        <table:table-row>
          <table:covered-table-cell/>
          <table:table-cell table:style-name="Tabelle1.A2" office:value-type="string">
            <text:p text:style-name="Standard">Mashup-Resultate anzeigen</text:p>
          </table:table-cell>
          <table:table-cell table:style-name="Tabelle1.C2" office:value-type="string">
            <text:p text:style-name="Standard">Screenshot 2</text:p>
          </table:table-cell>
        </table:table-row>
        <table:table-row>
          <table:table-cell table:style-name="Tabelle1.A2" office:value-type="string">
            <text:p text:style-name="P2">Mashup<text:span text:style-name="T1"> </text:span>Manager<text:span text:style-name="T1"> </text:span>erstellt<text:span text:style-name="T1"> </text:span>Mashup</text:p>
          </table:table-cell>
          <table:table-cell table:style-name="Tabelle1.A2" office:value-type="string">
            <text:p text:style-name="Standard">Mashups erstellen</text:p>
          </table:table-cell>
          <table:table-cell table:style-name="Tabelle1.C2" office:value-type="string">
            <text:p text:style-name="Standard">Beschreibung Mashups verwalten in „Eclipse“</text:p>
          </table:table-cell>
        </table:table-row>
        <table:table-row>
          <table:table-cell table:style-name="Tabelle1.A2" office:value-type="string">
            <text:p text:style-name="P2">Mashup<text:span text:style-name="T1"> </text:span>Manager<text:span text:style-name="T1"> bearbeitet </text:span>Mashup</text:p>
          </table:table-cell>
          <table:table-cell table:style-name="Tabelle1.A2" office:value-type="string">
            <text:p text:style-name="Standard">Mashups bearbeiten</text:p>
          </table:table-cell>
          <table:table-cell table:style-name="Tabelle1.C2" office:value-type="string">
            <text:p text:style-name="Standard">Beschreibung Mashups verwalten in „Eclipse“</text:p>
          </table:table-cell>
        </table:table-row>
        <table:table-row>
          <table:table-cell table:style-name="Tabelle1.A2" office:value-type="string">
            <text:p text:style-name="Standard">Mashup<text:span text:style-name="T1"> </text:span>Manager<text:span text:style-name="T1"> löscht </text:span>Mashup</text:p>
          </table:table-cell>
          <table:table-cell table:style-name="Tabelle1.A2" office:value-type="string">
            <text:p text:style-name="Standard">Mashups löschen</text:p>
          </table:table-cell>
          <table:table-cell table:style-name="Tabelle1.C2" office:value-type="string">
            <text:p text:style-name="Standard">Beschreibung Mashups verwalten in „Eclipse“</text:p>
          </table:table-cell>
        </table:table-row>
      </table:table>
      <text:p text:style-name="Standard"/>
      <text:h text:style-name="Heading_20_2" text:outline-level="2">Dialog Mashup auswählen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table:number-columns-spanned="2" office:value-type="string">
              <text:p text:style-name="Standard">Dialogbeschreibung</text:p>
            </table:table-cell>
            <table:covered-table-cell/>
          </table:table-row>
        </table:table-header-rows>
        <table:table-row>
          <table:table-cell table:style-name="Tabelle2.A2" office:value-type="string">
            <text:p text:style-name="Standard">Name</text:p>
          </table:table-cell>
          <table:table-cell table:style-name="Tabelle2.B2" office:value-type="string">
            <text:p text:style-name="Standard">Mashup-Namen anzeigen/auswählen</text:p>
          </table:table-cell>
        </table:table-row>
        <table:table-row>
          <table:table-cell table:style-name="Tabelle2.A2" office:value-type="string">
            <text:p text:style-name="Standard">Kurzbeschreibung</text:p>
          </table:table-cell>
          <table:table-cell table:style-name="Tabelle2.B2" office:value-type="string">
            <text:p text:style-name="Standard">Mit diesem Dialog kann ein Mashup angezeigt und ausgewählt werden. Es werden immer 10 Mashup-Namen zusammen angezeigt. Mit einer Navigation können weitere 10 Mashup-Namen angezeigt werden.</text:p>
          </table:table-cell>
        </table:table-row>
        <table:table-row>
          <table:table-cell table:style-name="Tabelle2.A2" office:value-type="string">
            <text:p text:style-name="Standard">Verwendung</text:p>
          </table:table-cell>
          <table:table-cell table:style-name="Tabelle2.B2" office:value-type="string">
            <text:p text:style-name="Standard">Benutzer aller Art, zuerst nur einzelne, mit steigender Popularität der Seite ansteigende Besucherzahlen</text:p>
          </table:table-cell>
        </table:table-row>
        <table:table-row>
          <table:table-cell table:style-name="Tabelle2.A2" office:value-type="string">
            <text:p text:style-name="Standard">Komplexität</text:p>
          </table:table-cell>
          <table:table-cell table:style-name="Tabelle2.B2" office:value-type="string">
            <text:p text:style-name="Standard">einfach</text:p>
          </table:table-cell>
        </table:table-row>
        <table:table-row>
          <table:table-cell table:style-name="Tabelle2.A2" office:value-type="string">
            <text:p text:style-name="Standard">Eingabefelder</text:p>
          </table:table-cell>
          <table:table-cell table:style-name="Tabelle2.B2" office:value-type="string">
            <text:p text:style-name="Standard">keine</text:p>
          </table:table-cell>
        </table:table-row>
        <table:table-row>
          <table:table-cell table:style-name="Tabelle2.A2" office:value-type="string">
            <text:p text:style-name="Standard">Anzeigefelder</text:p>
          </table:table-cell>
          <table:table-cell table:style-name="Tabelle2.B2" office:value-type="string">
            <text:p text:style-name="Standard">Mashup-Namen</text:p>
          </table:table-cell>
        </table:table-row>
        <table:table-row>
          <table:table-cell table:style-name="Tabelle2.A2" office:value-type="string">
            <text:p text:style-name="Standard">Verzweigungs­möglichkeiten</text:p>
          </table:table-cell>
          <table:table-cell table:style-name="Tabelle2.B2" office:value-type="string">
            <text:p text:style-name="Standard">keine</text:p>
          </table:table-cell>
        </table:table-row>
        <table:table-row>
          <table:table-cell table:style-name="Tabelle2.A2" office:value-type="string">
            <text:p text:style-name="Standard">Aktionen</text:p>
          </table:table-cell>
          <table:table-cell table:style-name="Tabelle2.B2" office:value-type="string">
            <text:p text:style-name="Standard">Mashup auswählen, Navigation: nächste 10 Mashup-Namen anzeigen, vorherige 10 Mashup-Namen anzeigen, erste <text:s/>10 Mashup-Namen anzeigen, letzte 10 Mashup-Namen anzeigen</text:p>
          </table:table-cell>
        </table:table-row>
      </table:table>
      <text:h text:style-name="P4" text:outline-level="3"/>
      <text:h text:style-name="P5" text:outline-level="3">Screenshot 1</text:h>
      <text:p text:style-name="Text_20_body"><draw:g text:anchor-type="paragraph" draw:z-index="1" draw:style-name="gr1"><draw:custom-shape draw:style-name="gr2" draw:text-style-name="P6" svg:width="15.752cm" svg:height="13.212cm" svg:x="1cm" svg:y="0.212cm"><text:p/><draw:enhanced-geometry svg:viewBox="0 0 21600 21600" draw:type="rectangle" draw:enhanced-path="M 0 0 L 21600 0 21600 21600 0 21600 0 0 Z N"/></draw:custom-shape><draw:frame draw:style-name="gr3" draw:text-style-name="P8" svg:width="9.249cm" svg:height="1.064cm" svg:x="1.944cm" svg:y="0.909cm"><draw:text-box><text:p text:style-name="P7"><text:span text:style-name="T2">Häklers Mashup-Plattform</text:span></text:p></draw:text-box></draw:frame><draw:frame draw:style-name="gr3" draw:text-style-name="P9" svg:width="3.257cm" svg:height="0.983cm" svg:x="2cm" svg:y="2.489cm"><draw:text-box><text:p text:style-name="P7"><text:span text:style-name="T3">Mashups</text:span></text:p></draw:text-box></draw:frame><draw:frame draw:style-name="gr3" draw:text-style-name="P11" svg:width="11.662cm" svg:height="7.556cm" svg:x="2.042cm" svg:y="3.551cm"><draw:text-box><text:p text:style-name="P7"><text:span text:style-name="T4">1</text:span><text:span text:style-name="T4"><text:tab/></text:span><text:span text:style-name="T6">News from Finnish Rock Bands</text:span></text:p><text:p text:style-name="P7"><text:span text:style-name="T4">2</text:span><text:span text:style-name="T4"><text:tab/></text:span><text:span text:style-name="T6">Brittish Folk Bands</text:span></text:p><text:p text:style-name="P7"><text:span text:style-name="T4">3</text:span><text:span text:style-name="T4"><text:tab/></text:span><text:span text:style-name="T6">Hungarian Klassik Composers</text:span></text:p><text:p text:style-name="P7"><text:span text:style-name="T4">4</text:span><text:span text:style-name="T4"><text:tab/></text:span><text:span text:style-name="T6">Italian Painters</text:span></text:p><text:p text:style-name="P7"><text:span text:style-name="T4">5</text:span><text:span text:style-name="T4"><text:tab/></text:span><text:span text:style-name="T6">German Writers of the 20th century</text:span></text:p><text:p text:style-name="P7"><text:span text:style-name="T4">6</text:span><text:span text:style-name="T4"><text:tab/></text:span><text:span text:style-name="T6">Swedish Pop Bands from the 70ies</text:span></text:p><text:p text:style-name="P7"><text:span text:style-name="T4">7</text:span><text:span text:style-name="T4"><text:tab/></text:span><text:span text:style-name="T6">Polish Progressive Rock Bands</text:span></text:p><text:p text:style-name="P7"><text:span text:style-name="T4">8</text:span><text:span text:style-name="T4"><text:tab/></text:span><text:span text:style-name="T6">Spanish Architects</text:span></text:p><text:p text:style-name="P12"><text:span text:style-name="T4">9</text:span><text:span text:style-name="T4"><text:tab/></text:span><text:span text:style-name="T6">...</text:span></text:p><text:p text:style-name="P12"><text:span text:style-name="T4">10</text:span><text:span text:style-name="T4"><text:tab/></text:span><text:span text:style-name="T6">...</text:span></text:p></draw:text-box></draw:frame><draw:frame draw:style-name="gr3" draw:text-style-name="P11" svg:width="3.821cm" svg:height="0.983cm" svg:x="10.149cm" svg:y="10.959cm"><draw:text-box><text:p text:style-name="P7"><text:span text:style-name="T4">1 </text:span><text:span text:style-name="T6">2</text:span><text:span text:style-name="T4"> </text:span><text:span text:style-name="T6">3</text:span><text:span text:style-name="T4"> </text:span><text:span text:style-name="T6">4</text:span><text:span text:style-name="T4"> </text:span><text:span text:style-name="T6">next</text:span></text:p></draw:text-box></draw:frame></draw:g></text:p>
      <text:p text:style-name="Text_20_body"/>
      <text:h text:style-name="P5" text:outline-level="3">Screenshot 2</text:h>
      <text:p text:style-name="Text_20_body"><draw:g text:anchor-type="paragraph" draw:z-index="0" draw:style-name="gr1"><draw:custom-shape draw:style-name="gr2" draw:text-style-name="P6" svg:width="15.752cm" svg:height="15.712cm" svg:x="1cm" svg:y="0.213cm"><text:p/><draw:enhanced-geometry svg:viewBox="0 0 21600 21600" draw:type="rectangle" draw:enhanced-path="M 0 0 L 21600 0 21600 21600 0 21600 0 0 Z N"/></draw:custom-shape><draw:frame draw:style-name="gr3" draw:text-style-name="P8" svg:width="9.249cm" svg:height="1.064cm" svg:x="1.944cm" svg:y="0.91cm"><draw:text-box><text:p text:style-name="P7"><text:span text:style-name="T2">Häklers Mashup-Plattform</text:span></text:p></draw:text-box></draw:frame><draw:frame draw:style-name="gr3" draw:text-style-name="P9" svg:width="10.032cm" svg:height="0.983cm" svg:x="2cm" svg:y="2.49cm"><draw:text-box><text:p text:style-name="P7"><text:span text:style-name="T3">News from Finnish Rock Bands</text:span></text:p></draw:text-box></draw:frame><draw:frame draw:style-name="gr4" draw:text-style-name="P11" svg:width="12.002cm" svg:height="10.801cm" svg:x="2cm" svg:y="3.386cm"><draw:text-box><text:p text:style-name="P7"><text:span text:style-name="T4">Agonizer</text:span></text:p><text:p text:style-name="P10"><text:span text:style-name="T5"><text:tab/></text:span><text:span text:style-name="T5">News1:</text:span><text:span text:style-name="T5"><text:tab/></text:span><text:span text:style-name="T5">„Lorem ipsum dolor sit amet,</text:span></text:p><text:p text:style-name="P10"><text:span text:style-name="T5"><text:tab/></text:span><text:span text:style-name="T5"><text:tab/></text:span><text:span text:style-name="T5">consectetur adipisicing elit, sed</text:span></text:p><text:p text:style-name="P10"><text:span text:style-name="T5"><text:tab/></text:span><text:span text:style-name="T5"><text:tab/></text:span><text:span text:style-name="T5">do eiusmod tempor incididunt ut</text:span></text:p><text:p text:style-name="P10"><text:span text:style-name="T5"><text:tab/></text:span><text:span text:style-name="T5"><text:tab/></text:span><text:span text:style-name="T5">labore et dolore magna aliqua.“</text:span></text:p><text:p text:style-name="P10"><text:span text:style-name="T5"><text:tab/></text:span></text:p><text:p text:style-name="P10"><text:span text:style-name="T5"><text:tab/></text:span><text:span text:style-name="T5">News2:</text:span><text:span text:style-name="T5"><text:tab/></text:span><text:span text:style-name="T5">„Lorem ipsum dolor sit amet,</text:span></text:p><text:p text:style-name="P10"><text:span text:style-name="T5"><text:tab/></text:span><text:span text:style-name="T5"><text:tab/></text:span><text:span text:style-name="T5">consectetur adipisicing elit, sed</text:span></text:p><text:p text:style-name="P10"><text:span text:style-name="T5"><text:tab/></text:span><text:span text:style-name="T5"><text:tab/></text:span><text:span text:style-name="T5">do eiusmod tempor incididunt ut</text:span></text:p><text:p text:style-name="P10"><text:span text:style-name="T5"><text:tab/></text:span><text:span text:style-name="T5"><text:tab/></text:span><text:span text:style-name="T5">labore et dolore magna aliqua.“</text:span></text:p><text:p text:style-name="P10"><text:span text:style-name="T5"/></text:p><text:p text:style-name="P10"><text:span text:style-name="T5"><text:tab/></text:span><text:span text:style-name="T5">News3:</text:span><text:span text:style-name="T5"><text:tab/></text:span><text:span text:style-name="T5">„Lorem ipsum dolor sit amet,</text:span></text:p><text:p text:style-name="P10"><text:span text:style-name="T5"><text:tab/></text:span><text:span text:style-name="T5"><text:tab/></text:span><text:span text:style-name="T5">consectetur adipisicing elit, sed</text:span></text:p><text:p text:style-name="P10"><text:span text:style-name="T5"><text:tab/></text:span><text:span text:style-name="T5"><text:tab/></text:span><text:span text:style-name="T5">do eiusmod tempor incididunt ut</text:span></text:p><text:p text:style-name="P10"><text:span text:style-name="T5"><text:tab/></text:span><text:span text:style-name="T5"><text:tab/></text:span><text:span text:style-name="T5">labore et dolore magna aliqua.“</text:span></text:p><text:p text:style-name="P10"><text:span text:style-name="T5"/></text:p><text:p text:style-name="P10"><text:span text:style-name="T4">...</text:span></text:p><text:p text:style-name="P7"><text:span text:style-name="T5"/></text:p></draw:text-box></draw:frame><draw:frame draw:style-name="gr3" draw:text-style-name="P11" svg:width="3.821cm" svg:height="0.983cm" svg:x="9.438cm" svg:y="14.462cm"><draw:text-box><text:p text:style-name="P7"><text:span text:style-name="T4">1 </text:span><text:span text:style-name="T6">2</text:span><text:span text:style-name="T4"> </text:span><text:span text:style-name="T6">3</text:span><text:span text:style-name="T4"> </text:span><text:span text:style-name="T6">4</text:span><text:span text:style-name="T4"> </text:span><text:span text:style-name="T6">next</text:span></text:p></draw:text-box></draw:frame></draw:g></text:p>
      <text:p text:style-name="Text_20_body">Die Resultate sollen in der Höhe von 2 Bildschirmen sein, so dass gescrollt werden muss (wie bei Google).</text:p>
      <text:p text:style-name="Text_20_body">Die Art, wie die Resultate ausgegeben werden sollen, wird vom Mashup Manager bestimmt.</text:p>
      <text:h text:style-name="P3" text:outline-level="2">Beschreibung Mashups verwalten in „Eclipse“</text:h>
      <text:p text:style-name="Standard">...to be don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Wild</meta:initial-creator>
    <meta:creation-date>2011-10-22T19:25:41.26</meta:creation-date>
    <dc:date>2011-10-25T11:49:05.23</dc:date>
    <dc:creator>Jan Wild</dc:creator>
    <meta:editing-duration>PT3H18M21S</meta:editing-duration>
    <meta:editing-cycles>20</meta:editing-cycles>
    <meta:generator>LibreOffice/3.4$Win32 LibreOffice_project/340m1$Build-302</meta:generator>
    <meta:document-statistic meta:table-count="2" meta:image-count="0" meta:object-count="0" meta:page-count="4" meta:paragraph-count="43" meta:word-count="176" meta:character-count="1459" meta:non-whitespace-character-count="1325"/>
  </office:meta>
</office:document-meta>
</file>